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68cm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85cm" svg:height="1.905cm" svg:x="1.635cm" svg:y="1.635cm">
          <draw:text-box>
            <text:p>Low power XBee (USB powered Teensy) </text:p>
          </draw:text-box>
        </draw:frame>
        <draw:frame draw:style-name="gr1" draw:layer="layout" svg:width="6.985cm" svg:height="1.905cm" svg:x="1.635cm" svg:y="11.795cm">
          <draw:text-box>
            <text:p>High power XBee (Wall powered) </text:p>
          </draw:text-box>
        </draw:frame>
        <draw:rect draw:style-name="gr2" draw:text-style-name="P1" draw:layer="layout" svg:width="7.62cm" svg:height="2.54cm" svg:x="9.89cm" svg:y="6.08cm">
          <text:p/>
        </draw:rect>
        <draw:rect draw:style-name="gr3" draw:text-style-name="P1" draw:layer="layout" svg:width="2.54cm" svg:height="1.27cm" svg:x="21.32cm" svg:y="6.08cm">
          <text:p text:style-name="P1">XBee</text:p>
        </draw:rect>
        <draw:rect draw:style-name="gr4" draw:text-style-name="P1" draw:layer="layout" svg:width="3.81cm" svg:height="0.952cm" svg:x="13.382cm" svg:y="7.35cm">
          <text:p text:style-name="P1">Teensy 3.1</text:p>
        </draw:rect>
        <draw:rect draw:style-name="gr4" draw:text-style-name="P2" draw:layer="layout" svg:width="1.27cm" svg:height="0.635cm" svg:x="13.7cm" svg:y="6.397cm">
          <text:p text:style-name="P1"><text:span text:style-name="T1">Reg</text:span></text:p>
        </draw:rect>
        <draw:line draw:style-name="gr5" draw:text-style-name="P1" draw:layer="layout" svg:x1="13.7cm" svg:y1="6.715cm" svg:x2="12.747cm" svg:y2="6.715cm">
          <text:p/>
        </draw:line>
        <draw:line draw:style-name="gr5" draw:text-style-name="P1" draw:layer="layout" svg:x1="14.97cm" svg:y1="6.715cm" svg:x2="15.922cm" svg:y2="6.715cm">
          <text:p/>
        </draw:line>
        <draw:frame draw:style-name="gr6" draw:text-style-name="P3" draw:layer="layout" svg:width="1.27cm" svg:height="0.64cm" svg:x="12.43cm" svg:y="6.08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287cm" svg:y="6.08cm">
          <draw:text-box>
            <text:p><text:span text:style-name="T2">3.3V</text:span></text:p>
          </draw:text-box>
        </draw:frame>
        <draw:circle draw:style-name="gr7" draw:text-style-name="P1" draw:layer="layout" svg:width="0.635cm" svg:height="0.635cm" svg:x="10.842cm" svg:y="6.397cm">
          <text:p/>
        </draw:circle>
        <draw:circle draw:style-name="gr7" draw:text-style-name="P1" draw:layer="layout" svg:width="0.635cm" svg:height="0.635cm" svg:x="12.112cm" svg:y="6.397cm">
          <text:p/>
        </draw:circle>
        <draw:frame draw:style-name="gr6" draw:text-style-name="P3" draw:layer="layout" svg:width="1.587cm" svg:height="0.64cm" svg:x="7.35cm" svg:y="6.075cm">
          <draw:text-box>
            <text:p><text:span text:style-name="T2">VUSB</text:span></text:p>
          </draw:text-box>
        </draw:frame>
        <draw:path draw:style-name="gr8" draw:text-style-name="P1" draw:layer="layout" svg:width="0.897cm" svg:height="0.897cm" draw:transform="rotate (-0.785398163398486) translate (11.7949999999983cm 6.397cm)" svg:viewBox="0 0 898 898" svg:d="m0 898c898 0 898-898 898-898">
          <text:p/>
        </draw:path>
        <draw:line draw:style-name="gr5" draw:text-style-name="P1" draw:layer="layout" svg:x1="10.842cm" svg:y1="6.715cm" svg:x2="7.032cm" svg:y2="6.715cm">
          <text:p/>
        </draw:line>
        <draw:circle draw:style-name="gr7" draw:text-style-name="P1" draw:layer="layout" svg:width="0.635cm" svg:height="0.635cm" svg:x="18.462cm" svg:y="6.397cm">
          <text:p/>
        </draw:circle>
        <draw:circle draw:style-name="gr7" draw:text-style-name="P1" draw:layer="layout" svg:width="0.635cm" svg:height="0.635cm" svg:x="19.732cm" svg:y="6.397cm">
          <text:p/>
        </draw:circle>
        <draw:path draw:style-name="gr8" draw:text-style-name="P1" draw:layer="layout" svg:width="0.955cm" svg:height="0.948cm" draw:transform="skewX (0.116937059883598) rotate (-2.29807502610169) translate (20.05cm 6.397cm)" svg:viewBox="0 0 956 949" svg:d="m956 949c-956 0-956-949-956-949">
          <text:p/>
        </draw:path>
        <draw:line draw:style-name="gr5" draw:text-style-name="P1" draw:layer="layout" svg:x1="18.462cm" svg:y1="6.715cm" svg:x2="15.922cm" svg:y2="6.715cm">
          <text:p/>
        </draw:line>
        <draw:line draw:style-name="gr5" draw:text-style-name="P1" draw:layer="layout" svg:x1="20.367cm" svg:y1="6.715cm" svg:x2="21.32cm" svg:y2="6.715cm">
          <text:p/>
        </draw:line>
        <draw:rect draw:style-name="gr3" draw:text-style-name="P1" draw:layer="layout" svg:width="2.54cm" svg:height="1.27cm" svg:x="3.54cm" svg:y="13.7cm">
          <text:p text:style-name="P1">3.3v reg</text:p>
        </draw:rect>
        <draw:circle draw:style-name="gr7" draw:text-style-name="P1" draw:layer="layout" svg:width="0.635cm" svg:height="0.635cm" svg:x="15.922cm" svg:y="3.857cm">
          <text:p/>
        </draw:circle>
        <draw:circle draw:style-name="gr7" draw:text-style-name="P1" draw:layer="layout" svg:width="0.635cm" svg:height="0.635cm" svg:x="17.192cm" svg:y="3.857cm">
          <text:p/>
        </draw:circle>
        <draw:line draw:style-name="gr5" draw:text-style-name="P1" draw:layer="layout" svg:x1="17.827cm" svg:y1="4.175cm" svg:x2="20.05cm" svg:y2="4.175cm">
          <text:p/>
        </draw:line>
        <draw:circle draw:style-name="gr7" draw:text-style-name="P1" draw:layer="layout" svg:width="0.635cm" svg:height="0.635cm" svg:x="10.842cm" svg:y="4.492cm">
          <text:p/>
        </draw:circle>
        <draw:circle draw:style-name="gr7" draw:text-style-name="P1" draw:layer="layout" svg:width="0.635cm" svg:height="0.635cm" svg:x="12.112cm" svg:y="4.492cm">
          <text:p/>
        </draw:circle>
        <draw:line draw:style-name="gr5" draw:text-style-name="P1" draw:layer="layout" svg:x1="15.922cm" svg:y1="4.175cm" svg:x2="9.255cm" svg:y2="4.175cm">
          <text:p/>
        </draw:line>
        <draw:line draw:style-name="gr5" draw:text-style-name="P1" draw:layer="layout" svg:x1="10.842cm" svg:y1="4.81cm" svg:x2="10.207cm" svg:y2="4.81cm">
          <text:p/>
        </draw:line>
        <draw:line draw:style-name="gr5" draw:text-style-name="P1" draw:layer="layout" svg:x1="10.207cm" svg:y1="4.175cm" svg:x2="10.207cm" svg:y2="4.81cm">
          <text:p/>
        </draw:line>
        <draw:line draw:style-name="gr5" draw:text-style-name="P1" draw:layer="layout" svg:x1="20.05cm" svg:y1="4.175cm" svg:x2="20.05cm" svg:y2="6.397cm">
          <text:p/>
        </draw:line>
        <draw:line draw:style-name="gr5" draw:text-style-name="P1" draw:layer="layout" svg:x1="12.43cm" svg:y1="5.127cm" svg:x2="12.43cm" svg:y2="6.397cm">
          <text:p/>
        </draw:line>
        <draw:rect draw:style-name="gr2" draw:text-style-name="P1" draw:layer="layout" svg:width="7.62cm" svg:height="2.54cm" svg:x="9.89cm" svg:y="6.081cm">
          <text:p/>
        </draw:rect>
        <draw:rect draw:style-name="gr3" draw:text-style-name="P1" draw:layer="layout" svg:width="2.54cm" svg:height="1.27cm" svg:x="21.32cm" svg:y="6.081cm">
          <text:p text:style-name="P1">XBee</text:p>
        </draw:rect>
        <draw:rect draw:style-name="gr4" draw:text-style-name="P1" draw:layer="layout" svg:width="3.81cm" svg:height="0.952cm" svg:x="13.382cm" svg:y="7.351cm">
          <text:p text:style-name="P1">Teensy 3.1</text:p>
        </draw:rect>
        <draw:rect draw:style-name="gr4" draw:text-style-name="P2" draw:layer="layout" svg:width="1.27cm" svg:height="0.635cm" svg:x="13.7cm" svg:y="6.398cm">
          <text:p text:style-name="P1"><text:span text:style-name="T1">Reg</text:span></text:p>
        </draw:rect>
        <draw:line draw:style-name="gr5" draw:text-style-name="P1" draw:layer="layout" svg:x1="13.7cm" svg:y1="6.716cm" svg:x2="12.747cm" svg:y2="6.716cm">
          <text:p/>
        </draw:line>
        <draw:line draw:style-name="gr5" draw:text-style-name="P1" draw:layer="layout" svg:x1="14.97cm" svg:y1="6.716cm" svg:x2="15.922cm" svg:y2="6.716cm">
          <text:p/>
        </draw:line>
        <draw:frame draw:style-name="gr6" draw:text-style-name="P3" draw:layer="layout" svg:width="1.27cm" svg:height="0.64cm" svg:x="12.43cm" svg:y="6.081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287cm" svg:y="6.081cm">
          <draw:text-box>
            <text:p><text:span text:style-name="T2">3.3V</text:span></text:p>
          </draw:text-box>
        </draw:frame>
        <draw:circle draw:style-name="gr7" draw:text-style-name="P1" draw:layer="layout" svg:width="0.635cm" svg:height="0.635cm" svg:x="10.842cm" svg:y="6.398cm">
          <text:p/>
        </draw:circle>
        <draw:circle draw:style-name="gr7" draw:text-style-name="P1" draw:layer="layout" svg:width="0.635cm" svg:height="0.635cm" svg:x="12.112cm" svg:y="6.398cm">
          <text:p/>
        </draw:circle>
        <draw:frame draw:style-name="gr6" draw:text-style-name="P3" draw:layer="layout" svg:width="1.587cm" svg:height="0.64cm" svg:x="7.35cm" svg:y="6.076cm">
          <draw:text-box>
            <text:p><text:span text:style-name="T2">VUSB</text:span></text:p>
          </draw:text-box>
        </draw:frame>
        <draw:path draw:style-name="gr8" draw:text-style-name="P1" draw:layer="layout" svg:width="0.897cm" svg:height="0.897cm" draw:transform="rotate (-0.785398163398486) translate (11.7949999999983cm 6.398cm)" svg:viewBox="0 0 898 898" svg:d="m0 898c898 0 898-898 898-898">
          <text:p/>
        </draw:path>
        <draw:line draw:style-name="gr5" draw:text-style-name="P1" draw:layer="layout" svg:x1="10.842cm" svg:y1="6.716cm" svg:x2="7.032cm" svg:y2="6.716cm">
          <text:p/>
        </draw:line>
        <draw:circle draw:style-name="gr7" draw:text-style-name="P1" draw:layer="layout" svg:width="0.635cm" svg:height="0.635cm" svg:x="18.462cm" svg:y="6.398cm">
          <text:p/>
        </draw:circle>
        <draw:circle draw:style-name="gr7" draw:text-style-name="P1" draw:layer="layout" svg:width="0.635cm" svg:height="0.635cm" svg:x="19.732cm" svg:y="6.398cm">
          <text:p/>
        </draw:circle>
        <draw:path draw:style-name="gr8" draw:text-style-name="P1" draw:layer="layout" svg:width="0.955cm" svg:height="0.948cm" draw:transform="skewX (0.116937059883598) rotate (-2.29807502610169) translate (20.05cm 6.398cm)" svg:viewBox="0 0 956 949" svg:d="m956 949c-956 0-956-949-956-949">
          <text:p/>
        </draw:path>
        <draw:line draw:style-name="gr5" draw:text-style-name="P1" draw:layer="layout" svg:x1="18.462cm" svg:y1="6.716cm" svg:x2="15.922cm" svg:y2="6.716cm">
          <text:p/>
        </draw:line>
        <draw:line draw:style-name="gr5" draw:text-style-name="P1" draw:layer="layout" svg:x1="20.367cm" svg:y1="6.716cm" svg:x2="21.32cm" svg:y2="6.716cm">
          <text:p/>
        </draw:line>
        <draw:circle draw:style-name="gr7" draw:text-style-name="P1" draw:layer="layout" svg:width="0.635cm" svg:height="0.635cm" svg:x="15.922cm" svg:y="3.858cm">
          <text:p/>
        </draw:circle>
        <draw:circle draw:style-name="gr7" draw:text-style-name="P1" draw:layer="layout" svg:width="0.635cm" svg:height="0.635cm" svg:x="17.192cm" svg:y="3.858cm">
          <text:p/>
        </draw:circle>
        <draw:line draw:style-name="gr5" draw:text-style-name="P1" draw:layer="layout" svg:x1="17.827cm" svg:y1="4.176cm" svg:x2="20.05cm" svg:y2="4.176cm">
          <text:p/>
        </draw:line>
        <draw:circle draw:style-name="gr7" draw:text-style-name="P1" draw:layer="layout" svg:width="0.635cm" svg:height="0.635cm" svg:x="10.842cm" svg:y="4.493cm">
          <text:p/>
        </draw:circle>
        <draw:circle draw:style-name="gr7" draw:text-style-name="P1" draw:layer="layout" svg:width="0.635cm" svg:height="0.635cm" svg:x="12.112cm" svg:y="4.493cm">
          <text:p/>
        </draw:circle>
        <draw:line draw:style-name="gr5" draw:text-style-name="P1" draw:layer="layout" svg:x1="15.922cm" svg:y1="4.176cm" svg:x2="9.255cm" svg:y2="4.176cm">
          <text:p/>
        </draw:line>
        <draw:line draw:style-name="gr5" draw:text-style-name="P1" draw:layer="layout" svg:x1="10.842cm" svg:y1="4.811cm" svg:x2="10.207cm" svg:y2="4.811cm">
          <text:p/>
        </draw:line>
        <draw:line draw:style-name="gr5" draw:text-style-name="P1" draw:layer="layout" svg:x1="10.207cm" svg:y1="4.176cm" svg:x2="10.207cm" svg:y2="4.811cm">
          <text:p/>
        </draw:line>
        <draw:line draw:style-name="gr5" draw:text-style-name="P1" draw:layer="layout" svg:x1="20.05cm" svg:y1="4.176cm" svg:x2="20.05cm" svg:y2="6.398cm">
          <text:p/>
        </draw:line>
        <draw:line draw:style-name="gr5" draw:text-style-name="P1" draw:layer="layout" svg:x1="12.43cm" svg:y1="5.128cm" svg:x2="12.43cm" svg:y2="6.398cm">
          <text:p/>
        </draw:line>
        <draw:frame draw:style-name="gr6" draw:text-style-name="P3" draw:layer="layout" svg:width="2.223cm" svg:height="0.64cm" svg:x="7.032cm" svg:y="3.852cm">
          <draw:text-box>
            <text:p><text:span text:style-name="T2">3.3v Ext In</text:span></text:p>
          </draw:text-box>
        </draw:frame>
        <draw:rect draw:style-name="gr2" draw:text-style-name="P1" draw:layer="layout" svg:width="7.62cm" svg:height="2.54cm" svg:x="9.89cm" svg:y="16.24cm">
          <text:p/>
        </draw:rect>
        <draw:rect draw:style-name="gr3" draw:text-style-name="P1" draw:layer="layout" svg:width="2.54cm" svg:height="1.27cm" svg:x="21.32cm" svg:y="16.24cm">
          <text:p text:style-name="P1">XBee</text:p>
        </draw:rect>
        <draw:rect draw:style-name="gr4" draw:text-style-name="P1" draw:layer="layout" svg:width="3.81cm" svg:height="0.952cm" svg:x="13.382cm" svg:y="17.51cm">
          <text:p text:style-name="P1">Teensy 3.1</text:p>
        </draw:rect>
        <draw:rect draw:style-name="gr4" draw:text-style-name="P2" draw:layer="layout" svg:width="1.27cm" svg:height="0.635cm" svg:x="13.7cm" svg:y="16.557cm">
          <text:p text:style-name="P1"><text:span text:style-name="T1">Reg</text:span></text:p>
        </draw:rect>
        <draw:line draw:style-name="gr5" draw:text-style-name="P1" draw:layer="layout" svg:x1="13.7cm" svg:y1="16.875cm" svg:x2="12.747cm" svg:y2="16.875cm">
          <text:p/>
        </draw:line>
        <draw:line draw:style-name="gr5" draw:text-style-name="P1" draw:layer="layout" svg:x1="14.97cm" svg:y1="16.875cm" svg:x2="15.922cm" svg:y2="16.875cm">
          <text:p/>
        </draw:line>
        <draw:frame draw:style-name="gr6" draw:text-style-name="P3" draw:layer="layout" svg:width="1.27cm" svg:height="0.64cm" svg:x="12.43cm" svg:y="16.24cm">
          <draw:text-box>
            <text:p><text:span text:style-name="T2">VIN</text:span></text:p>
          </draw:text-box>
        </draw:frame>
        <draw:frame draw:style-name="gr6" draw:text-style-name="P3" draw:layer="layout" svg:width="1.27cm" svg:height="0.64cm" svg:x="15.287cm" svg:y="16.24cm">
          <draw:text-box>
            <text:p><text:span text:style-name="T2">3.3V</text:span></text:p>
          </draw:text-box>
        </draw:frame>
        <draw:circle draw:style-name="gr7" draw:text-style-name="P1" draw:layer="layout" svg:width="0.635cm" svg:height="0.635cm" svg:x="10.842cm" svg:y="16.557cm">
          <text:p/>
        </draw:circle>
        <draw:circle draw:style-name="gr7" draw:text-style-name="P1" draw:layer="layout" svg:width="0.635cm" svg:height="0.635cm" svg:x="12.112cm" svg:y="16.557cm">
          <text:p/>
        </draw:circle>
        <draw:frame draw:style-name="gr6" draw:text-style-name="P3" draw:layer="layout" svg:width="1.587cm" svg:height="0.64cm" svg:x="7.35cm" svg:y="16.235cm">
          <draw:text-box>
            <text:p><text:span text:style-name="T2">VUSB</text:span></text:p>
          </draw:text-box>
        </draw:frame>
        <draw:path draw:style-name="gr8" draw:text-style-name="P1" draw:layer="layout" svg:width="0.897cm" svg:height="0.897cm" draw:transform="rotate (-0.785398163398486) translate (11.7949999999983cm 14.652cm)" svg:viewBox="0 0 898 898" svg:d="m0 898c898 0 898-898 898-898">
          <text:p/>
        </draw:path>
        <draw:line draw:style-name="gr5" draw:text-style-name="P1" draw:layer="layout" svg:x1="10.842cm" svg:y1="16.875cm" svg:x2="7.032cm" svg:y2="16.875cm">
          <text:p/>
        </draw:line>
        <draw:circle draw:style-name="gr7" draw:text-style-name="P1" draw:layer="layout" svg:width="0.635cm" svg:height="0.635cm" svg:x="18.462cm" svg:y="16.557cm">
          <text:p/>
        </draw:circle>
        <draw:circle draw:style-name="gr7" draw:text-style-name="P1" draw:layer="layout" svg:width="0.635cm" svg:height="0.635cm" svg:x="19.732cm" svg:y="16.557cm">
          <text:p/>
        </draw:circle>
        <draw:path draw:style-name="gr8" draw:text-style-name="P1" draw:layer="layout" svg:width="0.955cm" svg:height="0.948cm" draw:transform="skewX (0.116937059883598) rotate (-2.29807502610169) translate (17.51cm 14.017cm)" svg:viewBox="0 0 956 949" svg:d="m956 949c-956 0-956-949-956-949">
          <text:p/>
        </draw:path>
        <draw:line draw:style-name="gr5" draw:text-style-name="P1" draw:layer="layout" svg:x1="18.462cm" svg:y1="16.875cm" svg:x2="15.922cm" svg:y2="16.875cm">
          <text:p/>
        </draw:line>
        <draw:line draw:style-name="gr5" draw:text-style-name="P1" draw:layer="layout" svg:x1="20.367cm" svg:y1="16.875cm" svg:x2="21.32cm" svg:y2="16.875cm">
          <text:p/>
        </draw:line>
        <draw:circle draw:style-name="gr7" draw:text-style-name="P1" draw:layer="layout" svg:width="0.635cm" svg:height="0.635cm" svg:x="15.922cm" svg:y="14.017cm">
          <text:p/>
        </draw:circle>
        <draw:circle draw:style-name="gr7" draw:text-style-name="P1" draw:layer="layout" svg:width="0.635cm" svg:height="0.635cm" svg:x="17.192cm" svg:y="14.017cm">
          <text:p/>
        </draw:circle>
        <draw:line draw:style-name="gr5" draw:text-style-name="P1" draw:layer="layout" svg:x1="17.827cm" svg:y1="14.335cm" svg:x2="20.05cm" svg:y2="14.335cm">
          <text:p/>
        </draw:line>
        <draw:circle draw:style-name="gr7" draw:text-style-name="P1" draw:layer="layout" svg:width="0.635cm" svg:height="0.635cm" svg:x="10.842cm" svg:y="14.652cm">
          <text:p/>
        </draw:circle>
        <draw:circle draw:style-name="gr7" draw:text-style-name="P1" draw:layer="layout" svg:width="0.635cm" svg:height="0.635cm" svg:x="12.112cm" svg:y="14.652cm">
          <text:p/>
        </draw:circle>
        <draw:line draw:style-name="gr5" draw:text-style-name="P1" draw:layer="layout" svg:x1="15.922cm" svg:y1="14.335cm" svg:x2="9.255cm" svg:y2="14.335cm">
          <text:p/>
        </draw:line>
        <draw:line draw:style-name="gr5" draw:text-style-name="P1" draw:layer="layout" svg:x1="10.842cm" svg:y1="14.97cm" svg:x2="10.207cm" svg:y2="14.97cm">
          <text:p/>
        </draw:line>
        <draw:line draw:style-name="gr5" draw:text-style-name="P1" draw:layer="layout" svg:x1="10.207cm" svg:y1="14.335cm" svg:x2="10.207cm" svg:y2="14.97cm">
          <text:p/>
        </draw:line>
        <draw:line draw:style-name="gr5" draw:text-style-name="P1" draw:layer="layout" svg:x1="20.05cm" svg:y1="14.335cm" svg:x2="20.05cm" svg:y2="16.557cm">
          <text:p/>
        </draw:line>
        <draw:line draw:style-name="gr5" draw:text-style-name="P1" draw:layer="layout" svg:x1="12.43cm" svg:y1="15.287cm" svg:x2="12.43cm" svg:y2="16.557cm">
          <text:p/>
        </draw:line>
        <draw:frame draw:style-name="gr6" draw:text-style-name="P3" draw:layer="layout" svg:width="2.223cm" svg:height="0.64cm" svg:x="7.032cm" svg:y="14.017cm">
          <draw:text-box>
            <text:p><text:span text:style-name="T2">3.3v Ext In</text:span></text:p>
          </draw:text-box>
        </draw:frame>
        <draw:line draw:style-name="gr5" draw:text-style-name="P1" draw:layer="layout" svg:x1="7.032cm" svg:y1="14.335cm" svg:x2="6.08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02-18T13:08:14.38</meta:creation-date>
    <dc:date>2015-02-23T13:58:19.42</dc:date>
    <dc:creator>Marshall Taylor</dc:creator>
    <meta:editing-duration>PT28M46S</meta:editing-duration>
    <meta:editing-cycles>3</meta:editing-cycles>
    <meta:generator>OpenOffice.org/3.3$Win32 OpenOffice.org_project/330m20$Build-9567</meta:generator>
    <meta:document-statistic meta:object-count="90"/>
  </office:meta>
</office:document-meta>
</file>